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secase</text:p>
          </table:table-cell>
          <table:table-cell office:value-type="string">
            <text:p>virtual composition</text:p>
          </table:table-cell>
          <table:table-cell office:value-type="string">
            <text:p>physical mapping</text:p>
          </table:table-cell>
        </table:table-row>
        <table:table-row table:style-name="ro1">
          <table:table-cell office:value-type="string">
            <text:p>twoFabrics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dycLoadBalancer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ataCap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ataCompress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2-14T11:36:18</meta:creation-date>
    <dc:date>2015-12-14T14:35:06</dc:date>
    <dc:creator>Messaoud AOUADJ</dc:creator>
    <meta:editing-duration>PT2H56M49S</meta:editing-duration>
    <meta:editing-cycles>7</meta:editing-cycles>
    <meta:generator>LibreOffice/3.5$Linux_X86_64 LibreOffice_project/350m1$Build-2</meta:generator>
    <meta:document-statistic meta:table-count="3" meta:cell-count="31" meta:object-count="0"/>
  </office:meta>
</office:document-meta>
</file>